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Untitled1" style:base-cell-address="Sheet1.C2"/>
    </style:style>
    <style:style style:name="ce4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Untitled2" style:base-cell-address="Sheet1.C462"/>
      <style:map style:condition="cell-content-is-between(1,50)" style:apply-style-name="Untitled7" style:base-cell-address="Sheet1.C462"/>
      <style:map style:condition="cell-content-is-between(51,150)" style:apply-style-name="Untitled9" style:base-cell-address="Sheet1.C462"/>
      <style:map style:condition="cell-content()&gt;250" style:apply-style-name="Untitled10" style:base-cell-address="Sheet1.C462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  <style:map style:condition="cell-content()=0" style:apply-style-name="Untitled2" style:base-cell-address="Sheet1.BS463"/>
      <style:map style:condition="cell-content()&gt;3000" style:apply-style-name="Untitled3" style:base-cell-address="Sheet1.BS463"/>
      <style:map style:condition="cell-content-is-between(2000,3000)" style:apply-style-name="Untitled4" style:base-cell-address="Sheet1.BS463"/>
      <style:map style:condition="cell-content-is-between(1000,2000)" style:apply-style-name="Untitled5" style:base-cell-address="Sheet1.BS463"/>
      <style:map style:condition="cell-content-is-between(200,1000)" style:apply-style-name="Untitled6" style:base-cell-address="Sheet1.BS463"/>
      <style:map style:condition="cell-content()&lt;200" style:apply-style-name="Default" style:base-cell-address="Sheet1.BS463"/>
    </style:style>
    <style:style style:name="ce6" style:family="table-cell" style:parent-style-name="Default">
      <style:map style:condition="cell-content()=1" style:apply-style-name="Untitled1" style:base-cell-address="Sheet1.C2"/>
    </style:style>
    <style:style style:name="ce7" style:family="table-cell" style:parent-style-name="Default">
      <style:map style:condition="cell-content()=0" style:apply-style-name="Untitled2" style:base-cell-address="Sheet1.C462"/>
      <style:map style:condition="cell-content-is-between(1,50)" style:apply-style-name="Untitled7" style:base-cell-address="Sheet1.C462"/>
      <style:map style:condition="cell-content-is-between(51,150)" style:apply-style-name="Untitled9" style:base-cell-address="Sheet1.C462"/>
      <style:map style:condition="cell-content()&gt;250" style:apply-style-name="Untitled10" style:base-cell-address="Sheet1.C462"/>
    </style:style>
    <style:style style:name="ce8" style:family="table-cell" style:parent-style-name="Default">
      <style:text-properties fo:font-size="7pt" style:font-size-asian="7pt" style:font-size-complex="7pt"/>
      <style:map style:condition="cell-content()=0" style:apply-style-name="Untitled2" style:base-cell-address="Sheet1.BS463"/>
      <style:map style:condition="cell-content()&gt;3000" style:apply-style-name="Untitled3" style:base-cell-address="Sheet1.BS463"/>
      <style:map style:condition="cell-content-is-between(2000,3000)" style:apply-style-name="Untitled4" style:base-cell-address="Sheet1.BS463"/>
      <style:map style:condition="cell-content-is-between(1000,2000)" style:apply-style-name="Untitled5" style:base-cell-address="Sheet1.BS463"/>
      <style:map style:condition="cell-content-is-between(200,1000)" style:apply-style-name="Untitled6" style:base-cell-address="Sheet1.BS463"/>
      <style:map style:condition="cell-content()&lt;200" style:apply-style-name="Default" style:base-cell-address="Sheet1.BS463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Untitled1" style:base-cell-address="Sheet1.C2"/>
    </style:style>
    <style:style style:name="ce11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Untitled2" style:base-cell-address="Sheet1.C462"/>
      <style:map style:condition="cell-content-is-between(1,50)" style:apply-style-name="Untitled7" style:base-cell-address="Sheet1.C462"/>
      <style:map style:condition="cell-content-is-between(51,150)" style:apply-style-name="Untitled9" style:base-cell-address="Sheet1.C462"/>
      <style:map style:condition="cell-content()&gt;250" style:apply-style-name="Untitled10" style:base-cell-address="Sheet1.C462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  <style:map style:condition="cell-content()=0" style:apply-style-name="Untitled2" style:base-cell-address="Sheet1.BS463"/>
      <style:map style:condition="cell-content()&gt;3000" style:apply-style-name="Untitled3" style:base-cell-address="Sheet1.BS463"/>
      <style:map style:condition="cell-content-is-between(2000,3000)" style:apply-style-name="Untitled4" style:base-cell-address="Sheet1.BS463"/>
      <style:map style:condition="cell-content-is-between(1000,2000)" style:apply-style-name="Untitled5" style:base-cell-address="Sheet1.BS463"/>
      <style:map style:condition="cell-content-is-between(200,1000)" style:apply-style-name="Untitled6" style:base-cell-address="Sheet1.BS463"/>
      <style:map style:condition="cell-content()&lt;200" style:apply-style-name="Default" style:base-cell-address="Sheet1.BS463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map style:condition="cell-content()=1" style:apply-style-name="Untitled1" style:base-cell-address="Sheet1.C2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map style:condition="cell-content()=0" style:apply-style-name="Untitled2" style:base-cell-address="Sheet1.C462"/>
      <style:map style:condition="cell-content-is-between(1,50)" style:apply-style-name="Untitled7" style:base-cell-address="Sheet1.C462"/>
      <style:map style:condition="cell-content-is-between(51,150)" style:apply-style-name="Untitled9" style:base-cell-address="Sheet1.C462"/>
      <style:map style:condition="cell-content()&gt;250" style:apply-style-name="Untitled10" style:base-cell-address="Sheet1.C462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  <style:map style:condition="cell-content()=0" style:apply-style-name="Untitled2" style:base-cell-address="Sheet1.BS463"/>
      <style:map style:condition="cell-content()&gt;3000" style:apply-style-name="Untitled3" style:base-cell-address="Sheet1.BS463"/>
      <style:map style:condition="cell-content-is-between(2000,3000)" style:apply-style-name="Untitled4" style:base-cell-address="Sheet1.BS463"/>
      <style:map style:condition="cell-content-is-between(1000,2000)" style:apply-style-name="Untitled5" style:base-cell-address="Sheet1.BS463"/>
      <style:map style:condition="cell-content-is-between(200,1000)" style:apply-style-name="Untitled6" style:base-cell-address="Sheet1.BS463"/>
      <style:map style:condition="cell-content()&lt;200" style:apply-style-name="Default" style:base-cell-address="Sheet1.BS463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4" table:number-columns-repeated="4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9"/>
        <table:table-column table:style-name="co5" table:number-columns-repeated="4" table:default-cell-style-name="Default"/>
        <table:table-column table:style-name="co3" table:default-cell-style-name="ce13"/>
        <table:table-column table:style-name="co6" table:number-columns-repeated="3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6" table:default-cell-style-name="ce9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default-cell-style-name="ce9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column table:style-name="co8" table:default-cell-style-name="ce9"/>
        <table:table-column table:style-name="co8" table:number-columns-repeated="4" table:default-cell-style-name="Default"/>
        <table:table-column table:style-name="co8" table:default-cell-style-name="ce2"/>
        <table:table-column table:style-name="co8" table:default-cell-style-name="Default"/>
        <table:table-column table:style-name="co9" table:default-cell-style-name="Default"/>
        <table:table-column table:style-name="co9" table:default-cell-style-name="ce9"/>
        <table:table-column table:style-name="co9" table:number-columns-repeated="4" table:default-cell-style-name="Default"/>
        <table:table-column table:style-name="co8" table:default-cell-style-name="ce2"/>
        <table:table-column table:style-name="co8" table:default-cell-style-name="Default"/>
        <table:table-column table:style-name="co10" table:default-cell-style-name="ce9"/>
        <table:table-column table:style-name="co10" table:default-cell-style-name="Default"/>
        <table:table-column table:style-name="co8" table:default-cell-style-name="Default"/>
        <table:table-column table:style-name="co3" table:default-cell-style-name="ce13"/>
        <table:table-column table:style-name="co3" table:number-columns-repeated="2" table:default-cell-style-name="Default"/>
        <table:table-row table:style-name="ro1">
          <table:table-cell office:value-type="string">
            <text:p>char</text:p>
          </table:table-cell>
          <table:table-cell office:value-type="string">
            <text:p>unicode</text:p>
          </table:table-cell>
          <table:table-cell office:value-type="string">
            <text:p>TC0</text:p>
          </table:table-cell>
          <table:table-cell office:value-type="string">
            <text:p>TC1</text:p>
          </table:table-cell>
          <table:table-cell office:value-type="string">
            <text:p>TC2</text:p>
          </table:table-cell>
          <table:table-cell office:value-type="string">
            <text:p>TC3</text:p>
          </table:table-cell>
          <table:table-cell office:value-type="string">
            <text:p>TC4</text:p>
          </table:table-cell>
          <table:table-cell office:value-type="string">
            <text:p>TC5</text:p>
          </table:table-cell>
          <table:table-cell office:value-type="string">
            <text:p>TC6</text:p>
          </table:table-cell>
          <table:table-cell office:value-type="string">
            <text:p>TC7</text:p>
          </table:table-cell>
          <table:table-cell office:value-type="string">
            <text:p>TC8</text:p>
          </table:table-cell>
          <table:table-cell office:value-type="string">
            <text:p>TC9</text:p>
          </table:table-cell>
          <table:table-cell office:value-type="string">
            <text:p>TC10</text:p>
          </table:table-cell>
          <table:table-cell office:value-type="string">
            <text:p>TC11</text:p>
          </table:table-cell>
          <table:table-cell office:value-type="string">
            <text:p>TC12</text:p>
          </table:table-cell>
          <table:table-cell office:value-type="string">
            <text:p>TC13</text:p>
          </table:table-cell>
          <table:table-cell office:value-type="string">
            <text:p>TC14</text:p>
          </table:table-cell>
          <table:table-cell office:value-type="string">
            <text:p>TC15</text:p>
          </table:table-cell>
          <table:table-cell office:value-type="string">
            <text:p>TA0</text:p>
          </table:table-cell>
          <table:table-cell office:value-type="string">
            <text:p>TA1</text:p>
          </table:table-cell>
          <table:table-cell office:value-type="string">
            <text:p>TA2</text:p>
          </table:table-cell>
          <table:table-cell office:value-type="string">
            <text:p>TA3</text:p>
          </table:table-cell>
          <table:table-cell office:value-type="string">
            <text:p>TA4</text:p>
          </table:table-cell>
          <table:table-cell office:value-type="string">
            <text:p>TM0</text:p>
          </table:table-cell>
          <table:table-cell office:value-type="string">
            <text:p>TM1</text:p>
          </table:table-cell>
          <table:table-cell office:value-type="string">
            <text:p>TM2</text:p>
          </table:table-cell>
          <table:table-cell office:value-type="string">
            <text:p>TM3</text:p>
          </table:table-cell>
          <table:table-cell office:value-type="string">
            <text:p>TV0</text:p>
          </table:table-cell>
          <table:table-cell office:value-type="string">
            <text:p>TL0</text:p>
          </table:table-cell>
          <table:table-cell office:value-type="string">
            <text:p>TL1</text:p>
          </table:table-cell>
          <table:table-cell office:value-type="string">
            <text:p>TL2</text:p>
          </table:table-cell>
          <table:table-cell office:value-type="string">
            <text:p>TL3</text:p>
          </table:table-cell>
          <table:table-cell office:value-type="string">
            <text:p>TL4</text:p>
          </table:table-cell>
          <table:table-cell office:value-type="string">
            <text:p>TL5</text:p>
          </table:table-cell>
          <table:table-cell office:value-type="string">
            <text:p>TL6</text:p>
          </table:table-cell>
          <table:table-cell office:value-type="string">
            <text:p>TL7</text:p>
          </table:table-cell>
          <table:table-cell office:value-type="string">
            <text:p>TL8</text:p>
          </table:table-cell>
          <table:table-cell office:value-type="string">
            <text:p>TL9</text:p>
          </table:table-cell>
          <table:table-cell office:value-type="string">
            <text:p>TL10</text:p>
          </table:table-cell>
          <table:table-cell office:value-type="string">
            <text:p>SD0</text:p>
          </table:table-cell>
          <table:table-cell office:value-type="string">
            <text:p>SD1</text:p>
          </table:table-cell>
          <table:table-cell office:value-type="string">
            <text:p>SD8</text:p>
          </table:table-cell>
          <table:table-cell office:value-type="string">
            <text:p>SD9</text:p>
          </table:table-cell>
          <table:table-cell office:value-type="string">
            <text:p>SD10</text:p>
          </table:table-cell>
          <table:table-cell office:value-type="string">
            <text:p>SD11</text:p>
          </table:table-cell>
          <table:table-cell office:value-type="string">
            <text:p>BC0</text:p>
          </table:table-cell>
          <table:table-cell office:value-type="string">
            <text:p>BC1</text:p>
          </table:table-cell>
          <table:table-cell office:value-type="string">
            <text:p>BC2</text:p>
          </table:table-cell>
          <table:table-cell office:value-type="string">
            <text:p>BC3</text:p>
          </table:table-cell>
          <table:table-cell office:value-type="string">
            <text:p>BC4</text:p>
          </table:table-cell>
          <table:table-cell office:value-type="string">
            <text:p>BC5</text:p>
          </table:table-cell>
          <table:table-cell office:value-type="string">
            <text:p>BC6</text:p>
          </table:table-cell>
          <table:table-cell office:value-type="string">
            <text:p>BC7</text:p>
          </table:table-cell>
          <table:table-cell office:value-type="string">
            <text:p>BC8</text:p>
          </table:table-cell>
          <table:table-cell office:value-type="string">
            <text:p>BC9</text:p>
          </table:table-cell>
          <table:table-cell office:value-type="string">
            <text:p>BC10</text:p>
          </table:table-cell>
          <table:table-cell office:value-type="string">
            <text:p>BC11</text:p>
          </table:table-cell>
          <table:table-cell office:value-type="string">
            <text:p>BC12</text:p>
          </table:table-cell>
          <table:table-cell office:value-type="string">
            <text:p>BC13</text:p>
          </table:table-cell>
          <table:table-cell office:value-type="string">
            <text:p>BC14</text:p>
          </table:table-cell>
          <table:table-cell office:value-type="string">
            <text:p>BC15</text:p>
          </table:table-cell>
          <table:table-cell office:value-type="string">
            <text:p>BA1</text:p>
          </table:table-cell>
          <table:table-cell office:value-type="string">
            <text:p>BA3</text:p>
          </table:table-cell>
          <table:table-cell office:value-type="string">
            <text:p>BM0</text:p>
          </table:table-cell>
          <table:table-cell office:value-type="string">
            <text:p>BM2</text:p>
          </table:table-cell>
          <table:table-cell office:value-type="string">
            <text:p>BV0</text:p>
          </table:table-cell>
          <table:table-cell office:value-type="string">
            <text:p>TR0</text:p>
          </table:table-cell>
          <table:table-cell office:value-type="string">
            <text:p>TR1</text:p>
          </table:table-cell>
          <table:table-cell office:value-type="string">
            <text:p>TR2</text:p>
          </table:table-cell>
        </table:table-row>
        <table:table-row table:style-name="ro2">
          <table:table-cell office:value-type="string">
            <text:p>+ḷa</text:p>
          </table:table-cell>
          <table:table-cell office:value-type="string">
            <text:p>్ళ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u</text:p>
          </table:table-cell>
          <table:table-cell office:value-type="string">
            <text:p>గ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ā</text:p>
          </table:table-cell>
          <table:table-cell office:value-type="string">
            <text:p>మ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ō</text:p>
          </table:table-cell>
          <table:table-cell office:value-type="string">
            <text:p>ఛ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e</text:p>
          </table:table-cell>
          <table:table-cell office:value-type="string">
            <text:p>గ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గ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o</text:p>
          </table:table-cell>
          <table:table-cell office:value-type="string">
            <text:p>గ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i</text:p>
          </table:table-cell>
          <table:table-cell office:value-type="string">
            <text:p>గ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au</text:p>
          </table:table-cell>
          <table:table-cell office:value-type="string">
            <text:p>ణౌ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ū</text:p>
          </table:table-cell>
          <table:table-cell office:value-type="string">
            <text:p>ఛ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ī</text:p>
          </table:table-cell>
          <table:table-cell office:value-type="string">
            <text:p>మ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o</text:p>
          </table:table-cell>
          <table:table-cell office:value-type="string">
            <text:p>ఱొ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</text:p>
          </table:table-cell>
          <table:table-cell office:value-type="string">
            <text:p>థ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i</text:p>
          </table:table-cell>
          <table:table-cell office:value-type="string">
            <text:p>త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e</text:p>
          </table:table-cell>
          <table:table-cell office:value-type="string">
            <text:p>ఱ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e</text:p>
          </table:table-cell>
          <table:table-cell office:value-type="string">
            <text:p>త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a</text:p>
          </table:table-cell>
          <table:table-cell office:value-type="string">
            <text:p>ఱ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a</text:p>
          </table:table-cell>
          <table:table-cell office:value-type="string">
            <text:p>త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ā</text:p>
          </table:table-cell>
          <table:table-cell office:value-type="string">
            <text:p>ఛ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ō</text:p>
          </table:table-cell>
          <table:table-cell office:value-type="string">
            <text:p>మె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ē</text:p>
          </table:table-cell>
          <table:table-cell office:value-type="string">
            <text:p>ఛ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ē</text:p>
          </table:table-cell>
          <table:table-cell office:value-type="string">
            <text:p>గ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ū</text:p>
          </table:table-cell>
          <table:table-cell office:value-type="string">
            <text:p>ఠ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a</text:p>
          </table:table-cell>
          <table:table-cell office:value-type="string">
            <text:p>ఝ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o</text:p>
          </table:table-cell>
          <table:table-cell office:value-type="string">
            <text:p>ఠ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ra</text:p>
          </table:table-cell>
          <table:table-cell office:value-type="string">
            <text:p>్ర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i</text:p>
          </table:table-cell>
          <table:table-cell office:value-type="string">
            <text:p>ఠ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i</text:p>
          </table:table-cell>
          <table:table-cell office:value-type="string">
            <text:p>ఝి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౨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string">
            <text:p>ṟō</text:p>
          </table:table-cell>
          <table:table-cell office:value-type="string">
            <text:p>ఱ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ī</text:p>
          </table:table-cell>
          <table:table-cell office:value-type="string">
            <text:p>ఛ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ū</text:p>
          </table:table-cell>
          <table:table-cell office:value-type="string">
            <text:p>మ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a</text:p>
          </table:table-cell>
          <table:table-cell office:value-type="string">
            <text:p>ఠ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u</text:p>
          </table:table-cell>
          <table:table-cell office:value-type="string">
            <text:p>ఝు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u</text:p>
          </table:table-cell>
          <table:table-cell office:value-type="string">
            <text:p>ఠ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ū</text:p>
          </table:table-cell>
          <table:table-cell office:value-type="string">
            <text:p>ఝూ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ā</text:p>
          </table:table-cell>
          <table:table-cell office:value-type="string">
            <text:p>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ē</text:p>
          </table:table-cell>
          <table:table-cell office:value-type="string">
            <text:p>మ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ū</text:p>
          </table:table-cell>
          <table:table-cell office:value-type="string">
            <text:p>ళ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ā</text:p>
          </table:table-cell>
          <table:table-cell office:value-type="string">
            <text:p>ఘ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ā</text:p>
          </table:table-cell>
          <table:table-cell office:value-type="string">
            <text:p>స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ja</text:p>
          </table:table-cell>
          <table:table-cell office:value-type="string">
            <text:p>్జ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o</text:p>
          </table:table-cell>
          <table:table-cell office:value-type="string">
            <text:p>బ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ī</text:p>
          </table:table-cell>
          <table:table-cell office:value-type="string">
            <text:p>ళ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ō</text:p>
          </table:table-cell>
          <table:table-cell office:value-type="string">
            <text:p>స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ō</text:p>
          </table:table-cell>
          <table:table-cell office:value-type="string">
            <text:p>ఘ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</text:p>
          </table:table-cell>
          <table:table-cell office:value-type="string">
            <text:p>ఱ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ā</text:p>
          </table:table-cell>
          <table:table-cell office:value-type="string">
            <text:p>ళ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క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ṅa</text:p>
          </table:table-cell>
          <table:table-cell office:value-type="string">
            <text:p>ఙ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ū</text:p>
          </table:table-cell>
          <table:table-cell office:value-type="string">
            <text:p>స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sa</text:p>
          </table:table-cell>
          <table:table-cell office:value-type="string">
            <text:p>్స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ṅu</text:p>
          </table:table-cell>
          <table:table-cell office:value-type="string">
            <text:p>ఙ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u</text:p>
          </table:table-cell>
          <table:table-cell office:value-type="string">
            <text:p>ఱ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ū</text:p>
          </table:table-cell>
          <table:table-cell office:value-type="string">
            <text:p>ఘ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ā</text:p>
          </table:table-cell>
          <table:table-cell office:value-type="string">
            <text:p>ఝా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u</text:p>
          </table:table-cell>
          <table:table-cell office:value-type="string">
            <text:p>త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ḍa</text:p>
          </table:table-cell>
          <table:table-cell office:value-type="string">
            <text:p>్డ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ā</text:p>
          </table:table-cell>
          <table:table-cell office:value-type="string">
            <text:p>ఠ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ē</text:p>
          </table:table-cell>
          <table:table-cell office:value-type="string">
            <text:p>ఝే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ō</text:p>
          </table:table-cell>
          <table:table-cell office:value-type="string">
            <text:p>త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ū</text:p>
          </table:table-cell>
          <table:table-cell office:value-type="string">
            <text:p>గ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ē</text:p>
          </table:table-cell>
          <table:table-cell office:value-type="string">
            <text:p>ఠ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a</text:p>
          </table:table-cell>
          <table:table-cell office:value-type="string">
            <text:p>ఛ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e</text:p>
          </table:table-cell>
          <table:table-cell office:value-type="string">
            <text:p>ఛ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o</text:p>
          </table:table-cell>
          <table:table-cell office:value-type="string">
            <text:p>తొ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i</text:p>
          </table:table-cell>
          <table:table-cell office:value-type="string">
            <text:p>ఛ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ī</text:p>
          </table:table-cell>
          <table:table-cell office:value-type="string">
            <text:p>ఝీ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o</text:p>
          </table:table-cell>
          <table:table-cell office:value-type="string">
            <text:p>ఛ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ū</text:p>
          </table:table-cell>
          <table:table-cell office:value-type="string">
            <text:p>ఱ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u</text:p>
          </table:table-cell>
          <table:table-cell office:value-type="string">
            <text:p>ఛ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ṟa</text:p>
          </table:table-cell>
          <table:table-cell office:value-type="string">
            <text:p>్ఱ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ō</text:p>
          </table:table-cell>
          <table:table-cell office:value-type="string">
            <text:p>గ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ō</text:p>
          </table:table-cell>
          <table:table-cell office:value-type="string">
            <text:p>ఠ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i</text:p>
          </table:table-cell>
          <table:table-cell office:value-type="string">
            <text:p>ఱ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i</text:p>
          </table:table-cell>
          <table:table-cell office:value-type="string">
            <text:p>డ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ō</text:p>
          </table:table-cell>
          <table:table-cell office:value-type="string">
            <text:p>ఝెా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ē</text:p>
          </table:table-cell>
          <table:table-cell office:value-type="string">
            <text:p>త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ū</text:p>
          </table:table-cell>
          <table:table-cell office:value-type="string">
            <text:p>ప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ī</text:p>
          </table:table-cell>
          <table:table-cell office:value-type="string">
            <text:p>గ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ā</text:p>
          </table:table-cell>
          <table:table-cell office:value-type="string">
            <text:p>ఱ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ā</text:p>
          </table:table-cell>
          <table:table-cell office:value-type="string">
            <text:p>త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మ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a</text:p>
          </table:table-cell>
          <table:table-cell office:value-type="string">
            <text:p>మ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au</text:p>
          </table:table-cell>
          <table:table-cell office:value-type="string">
            <text:p>శ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ṭa</text:p>
          </table:table-cell>
          <table:table-cell office:value-type="string">
            <text:p>్ట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o</text:p>
          </table:table-cell>
          <table:table-cell office:value-type="string">
            <text:p>మె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i</text:p>
          </table:table-cell>
          <table:table-cell office:value-type="string">
            <text:p>మ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au</text:p>
          </table:table-cell>
          <table:table-cell office:value-type="string">
            <text:p>చ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౮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u</text:p>
          </table:table-cell>
          <table:table-cell office:value-type="string">
            <text:p>మ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ū</text:p>
          </table:table-cell>
          <table:table-cell office:value-type="string">
            <text:p>క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ī</text:p>
          </table:table-cell>
          <table:table-cell office:value-type="string">
            <text:p>ఱ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ī</text:p>
          </table:table-cell>
          <table:table-cell office:value-type="string">
            <text:p>త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ā</text:p>
          </table:table-cell>
          <table:table-cell office:value-type="string">
            <text:p>గ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వ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au</text:p>
          </table:table-cell>
          <table:table-cell office:value-type="string">
            <text:p>తౌ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e</text:p>
          </table:table-cell>
          <table:table-cell office:value-type="string">
            <text:p>ళ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a</text:p>
          </table:table-cell>
          <table:table-cell office:value-type="string">
            <text:p>ళ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o</text:p>
          </table:table-cell>
          <table:table-cell office:value-type="string">
            <text:p>ళొ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ṅā</text:p>
          </table:table-cell>
          <table:table-cell office:value-type="string">
            <text:p>ఙ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i</text:p>
          </table:table-cell>
          <table:table-cell office:value-type="string">
            <text:p>ళ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u</text:p>
          </table:table-cell>
          <table:table-cell office:value-type="string">
            <text:p>ళ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ఒ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!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ḥ</text:p>
          </table:table-cell>
          <table:table-cell office:value-type="string">
            <text:p>ః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ī</text:p>
          </table:table-cell>
          <table:table-cell office:value-type="string">
            <text:p>ఈ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gha</text:p>
          </table:table-cell>
          <table:table-cell office:value-type="string">
            <text:p>్ఘ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na</text:p>
          </table:table-cell>
          <table:table-cell office:value-type="string">
            <text:p>్న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ṅō</text:p>
          </table:table-cell>
          <table:table-cell office:value-type="string">
            <text:p>ఙ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au</text:p>
          </table:table-cell>
          <table:table-cell office:value-type="string">
            <text:p>మ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au</text:p>
          </table:table-cell>
          <table:table-cell office:value-type="string">
            <text:p>లౌ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</text:p>
          </table:table-cell>
          <table:table-cell office:value-type="string">
            <text:p>శ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అ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u</text:p>
          </table:table-cell>
          <table:table-cell office:value-type="string">
            <text:p>ఘ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ṅū</text:p>
          </table:table-cell>
          <table:table-cell office:value-type="string">
            <text:p>ఙ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౩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ū</text:p>
          </table:table-cell>
          <table:table-cell office:value-type="string">
            <text:p>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u</text:p>
          </table:table-cell>
          <table:table-cell office:value-type="string">
            <text:p>స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dha</text:p>
          </table:table-cell>
          <table:table-cell office:value-type="string">
            <text:p>్ధ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̥</text:p>
          </table:table-cell>
          <table:table-cell office:value-type="string">
            <text:p>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o</text:p>
          </table:table-cell>
          <table:table-cell office:value-type="string">
            <text:p>స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a</text:p>
          </table:table-cell>
          <table:table-cell office:value-type="string">
            <text:p>ఘ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a</text:p>
          </table:table-cell>
          <table:table-cell office:value-type="string">
            <text:p>స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o</text:p>
          </table:table-cell>
          <table:table-cell office:value-type="string">
            <text:p>ఘ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r̥</text:p>
          </table:table-cell>
          <table:table-cell office:value-type="string">
            <text:p>ృ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ṣa</text:p>
          </table:table-cell>
          <table:table-cell office:value-type="string">
            <text:p>్ష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i</text:p>
          </table:table-cell>
          <table:table-cell office:value-type="string">
            <text:p>ఢ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e</text:p>
          </table:table-cell>
          <table:table-cell office:value-type="string">
            <text:p>ఢ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a</text:p>
          </table:table-cell>
          <table:table-cell office:value-type="string">
            <text:p>ఢ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o</text:p>
          </table:table-cell>
          <table:table-cell office:value-type="string">
            <text:p>ష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u</text:p>
          </table:table-cell>
          <table:table-cell office:value-type="string">
            <text:p>ఢ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e</text:p>
          </table:table-cell>
          <table:table-cell office:value-type="string">
            <text:p>ల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u</text:p>
          </table:table-cell>
          <table:table-cell office:value-type="string">
            <text:p>శ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a</text:p>
          </table:table-cell>
          <table:table-cell office:value-type="string">
            <text:p>ల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o</text:p>
          </table:table-cell>
          <table:table-cell office:value-type="string">
            <text:p>లొ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౧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,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i</text:p>
          </table:table-cell>
          <table:table-cell office:value-type="string">
            <text:p>ల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a</text:p>
          </table:table-cell>
          <table:table-cell office:value-type="string">
            <text:p>శ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ల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e</text:p>
          </table:table-cell>
          <table:table-cell office:value-type="string">
            <text:p>శ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i</text:p>
          </table:table-cell>
          <table:table-cell office:value-type="string">
            <text:p>శ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o</text:p>
          </table:table-cell>
          <table:table-cell office:value-type="string">
            <text:p>శ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i</text:p>
          </table:table-cell>
          <table:table-cell office:value-type="string">
            <text:p>యి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o</text:p>
          </table:table-cell>
          <table:table-cell office:value-type="string">
            <text:p>యెు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a</text:p>
          </table:table-cell>
          <table:table-cell office:value-type="string">
            <text:p>య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e</text:p>
          </table:table-cell>
          <table:table-cell office:value-type="string">
            <text:p>యె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au</text:p>
          </table:table-cell>
          <table:table-cell office:value-type="string">
            <text:p>ద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u</text:p>
          </table:table-cell>
          <table:table-cell office:value-type="string">
            <text:p>యు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ల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ū</text:p>
          </table:table-cell>
          <table:table-cell office:value-type="string">
            <text:p>భ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e</text:p>
          </table:table-cell>
          <table:table-cell office:value-type="string">
            <text:p>ఠ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ē</text:p>
          </table:table-cell>
          <table:table-cell office:value-type="string">
            <text:p>క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ṅ</text:p>
          </table:table-cell>
          <table:table-cell office:value-type="string">
            <text:p>ఙ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u</text:p>
          </table:table-cell>
          <table:table-cell office:value-type="string">
            <text:p>ర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ō</text:p>
          </table:table-cell>
          <table:table-cell office:value-type="string">
            <text:p>భ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e</text:p>
          </table:table-cell>
          <table:table-cell office:value-type="string">
            <text:p>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ī</text:p>
          </table:table-cell>
          <table:table-cell office:value-type="string">
            <text:p>క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i</text:p>
          </table:table-cell>
          <table:table-cell office:value-type="string">
            <text:p>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e</text:p>
          </table:table-cell>
          <table:table-cell office:value-type="string">
            <text:p>ర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a</text:p>
          </table:table-cell>
          <table:table-cell office:value-type="string">
            <text:p>ర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ర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i</text:p>
          </table:table-cell>
          <table:table-cell office:value-type="string">
            <text:p>ర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ī</text:p>
          </table:table-cell>
          <table:table-cell office:value-type="string">
            <text:p>భ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ō</text:p>
          </table:table-cell>
          <table:table-cell office:value-type="string">
            <text:p>ఓ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ō</text:p>
          </table:table-cell>
          <table:table-cell office:value-type="string">
            <text:p>క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ñu</text:p>
          </table:table-cell>
          <table:table-cell office:value-type="string">
            <text:p>ఞు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గ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ā</text:p>
          </table:table-cell>
          <table:table-cell office:value-type="string">
            <text:p>భ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౯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ña</text:p>
          </table:table-cell>
          <table:table-cell office:value-type="string">
            <text:p>ఞ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ña</text:p>
          </table:table-cell>
          <table:table-cell office:value-type="string">
            <text:p>్ఞ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ē</text:p>
          </table:table-cell>
          <table:table-cell office:value-type="string">
            <text:p>భ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ī</text:p>
          </table:table-cell>
          <table:table-cell office:value-type="string">
            <text:p>యిా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ū</text:p>
          </table:table-cell>
          <table:table-cell office:value-type="string">
            <text:p>ఢ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ō</text:p>
          </table:table-cell>
          <table:table-cell office:value-type="string">
            <text:p>ల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au</text:p>
          </table:table-cell>
          <table:table-cell office:value-type="string">
            <text:p>భ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ō</text:p>
          </table:table-cell>
          <table:table-cell office:value-type="string">
            <text:p>శ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ō</text:p>
          </table:table-cell>
          <table:table-cell office:value-type="string">
            <text:p>ఢ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ā</text:p>
          </table:table-cell>
          <table:table-cell office:value-type="string">
            <text:p>యా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ū</text:p>
          </table:table-cell>
          <table:table-cell office:value-type="string">
            <text:p>ల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string">
            <text:p>śū</text:p>
          </table:table-cell>
          <table:table-cell office:value-type="string">
            <text:p>శ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ē</text:p>
          </table:table-cell>
          <table:table-cell office:value-type="string">
            <text:p>యే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ē</text:p>
          </table:table-cell>
          <table:table-cell office:value-type="string">
            <text:p>శ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ū</text:p>
          </table:table-cell>
          <table:table-cell office:value-type="string">
            <text:p>యూ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ī</text:p>
          </table:table-cell>
          <table:table-cell office:value-type="string">
            <text:p>ఢ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au</text:p>
          </table:table-cell>
          <table:table-cell office:value-type="string">
            <text:p>థ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ā</text:p>
          </table:table-cell>
          <table:table-cell office:value-type="string">
            <text:p>ల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da</text:p>
          </table:table-cell>
          <table:table-cell office:value-type="string">
            <text:p>్ద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ā</text:p>
          </table:table-cell>
          <table:table-cell office:value-type="string">
            <text:p>శ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ē</text:p>
          </table:table-cell>
          <table:table-cell office:value-type="string">
            <text:p>ల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బ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ō</text:p>
          </table:table-cell>
          <table:table-cell office:value-type="string">
            <text:p>యెా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ma</text:p>
          </table:table-cell>
          <table:table-cell office:value-type="string">
            <text:p>్మ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౪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lī</text:p>
          </table:table-cell>
          <table:table-cell office:value-type="string">
            <text:p>ల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ā</text:p>
          </table:table-cell>
          <table:table-cell office:value-type="string">
            <text:p>ఢ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ṇa</text:p>
          </table:table-cell>
          <table:table-cell office:value-type="string">
            <text:p>్ణ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string">
            <text:p>ర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śī</text:p>
          </table:table-cell>
          <table:table-cell office:value-type="string">
            <text:p>శ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au</text:p>
          </table:table-cell>
          <table:table-cell office:value-type="string">
            <text:p>వ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au</text:p>
          </table:table-cell>
          <table:table-cell office:value-type="string">
            <text:p>ఫ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i</text:p>
          </table:table-cell>
          <table:table-cell office:value-type="string">
            <text:p>భ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o</text:p>
          </table:table-cell>
          <table:table-cell office:value-type="string">
            <text:p>భ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va</text:p>
          </table:table-cell>
          <table:table-cell office:value-type="string">
            <text:p>్వ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a</text:p>
          </table:table-cell>
          <table:table-cell office:value-type="string">
            <text:p>భ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e</text:p>
          </table:table-cell>
          <table:table-cell office:value-type="string">
            <text:p>భ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ñā</text:p>
          </table:table-cell>
          <table:table-cell office:value-type="string">
            <text:p>ఞా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✓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au</text:p>
          </table:table-cell>
          <table:table-cell office:value-type="string">
            <text:p>ర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ō</text:p>
          </table:table-cell>
          <table:table-cell office:value-type="string">
            <text:p>ర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u</text:p>
          </table:table-cell>
          <table:table-cell office:value-type="string">
            <text:p>భ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au</text:p>
          </table:table-cell>
          <table:table-cell office:value-type="string">
            <text:p>స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kha</text:p>
          </table:table-cell>
          <table:table-cell office:value-type="string">
            <text:p>్ఖ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-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=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ū</text:p>
          </table:table-cell>
          <table:table-cell office:value-type="string">
            <text:p>ర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au</text:p>
          </table:table-cell>
          <table:table-cell office:value-type="string">
            <text:p>టౌ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ē</text:p>
          </table:table-cell>
          <table:table-cell office:value-type="string">
            <text:p>ర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cha</text:p>
          </table:table-cell>
          <table:table-cell office:value-type="string">
            <text:p>్ఛ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string">
            <text:p>+ē</text:p>
          </table:table-cell>
          <table:table-cell office:value-type="string">
            <text:p>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ā</text:p>
          </table:table-cell>
          <table:table-cell office:value-type="string">
            <text:p>ర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au</text:p>
          </table:table-cell>
          <table:table-cell office:value-type="string">
            <text:p>కౌ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au</text:p>
          </table:table-cell>
          <table:table-cell office:value-type="string">
            <text:p>ళౌ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క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e</text:p>
          </table:table-cell>
          <table:table-cell office:value-type="string">
            <text:p>క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ī</text:p>
          </table:table-cell>
          <table:table-cell office:value-type="string">
            <text:p>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i</text:p>
          </table:table-cell>
          <table:table-cell office:value-type="string">
            <text:p>క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</text:p>
          </table:table-cell>
          <table:table-cell office:value-type="string">
            <text:p>ఖ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మ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u</text:p>
          </table:table-cell>
          <table:table-cell office:value-type="string">
            <text:p>క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ō</text:p>
          </table:table-cell>
          <table:table-cell office:value-type="string">
            <text:p>ళ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ot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rī</text:p>
          </table:table-cell>
          <table:table-cell office:value-type="string">
            <text:p>ర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ū</text:p>
          </table:table-cell>
          <table:table-cell office:value-type="string">
            <text:p>చ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ca</text:p>
          </table:table-cell>
          <table:table-cell office:value-type="string">
            <text:p>్చ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string">
            <text:p>pō</text:p>
          </table:table-cell>
          <table:table-cell office:value-type="string">
            <text:p>ప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ō</text:p>
          </table:table-cell>
          <table:table-cell office:value-type="string">
            <text:p>చ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loseparen</text:p>
          </table:table-cell>
          <table:table-cell office:value-type="string">
            <text:p>)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au</text:p>
          </table:table-cell>
          <table:table-cell office:value-type="string">
            <text:p>జ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ī</text:p>
          </table:table-cell>
          <table:table-cell office:value-type="string">
            <text:p>చ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o</text:p>
          </table:table-cell>
          <table:table-cell office:value-type="string">
            <text:p>ద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</text:p>
          </table:table-cell>
          <table:table-cell office:value-type="string">
            <text:p>ధ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i</text:p>
          </table:table-cell>
          <table:table-cell office:value-type="string">
            <text:p>ద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ద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a</text:p>
          </table:table-cell>
          <table:table-cell office:value-type="string">
            <text:p>ద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ā</text:p>
          </table:table-cell>
          <table:table-cell office:value-type="string">
            <text:p>ప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ha</text:p>
          </table:table-cell>
          <table:table-cell office:value-type="string">
            <text:p>్హ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u</text:p>
          </table:table-cell>
          <table:table-cell office:value-type="string">
            <text:p>ద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au</text:p>
          </table:table-cell>
          <table:table-cell office:value-type="string">
            <text:p>బ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ā</text:p>
          </table:table-cell>
          <table:table-cell office:value-type="string">
            <text:p>చ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ē</text:p>
          </table:table-cell>
          <table:table-cell office:value-type="string">
            <text:p>చ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ō</text:p>
          </table:table-cell>
          <table:table-cell office:value-type="string">
            <text:p>ధ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ū</text:p>
          </table:table-cell>
          <table:table-cell office:value-type="string">
            <text:p>వ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ē</text:p>
          </table:table-cell>
          <table:table-cell office:value-type="string">
            <text:p>థ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ū</text:p>
          </table:table-cell>
          <table:table-cell office:value-type="string">
            <text:p>డ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ā</text:p>
          </table:table-cell>
          <table:table-cell office:value-type="string">
            <text:p>థ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ū</text:p>
          </table:table-cell>
          <table:table-cell office:value-type="string">
            <text:p>ధ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ō</text:p>
          </table:table-cell>
          <table:table-cell office:value-type="string">
            <text:p>డ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ā</text:p>
          </table:table-cell>
          <table:table-cell office:value-type="string">
            <text:p>ఫ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ō</text:p>
          </table:table-cell>
          <table:table-cell office:value-type="string">
            <text:p>వ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ī</text:p>
          </table:table-cell>
          <table:table-cell office:value-type="string">
            <text:p>థ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</text:p>
          </table:table-cell>
          <table:table-cell office:value-type="string">
            <text:p>ళ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ū</text:p>
          </table:table-cell>
          <table:table-cell office:value-type="string">
            <text:p>ఫ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</text:p>
          </table:table-cell>
          <table:table-cell office:value-type="string">
            <text:p>ణ్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u</text:p>
          </table:table-cell>
          <table:table-cell office:value-type="string">
            <text:p>జ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ī</text:p>
          </table:table-cell>
          <table:table-cell office:value-type="string">
            <text:p>వ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ā</text:p>
          </table:table-cell>
          <table:table-cell office:value-type="string">
            <text:p>ధ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ō</text:p>
          </table:table-cell>
          <table:table-cell office:value-type="string">
            <text:p>థ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o</text:p>
          </table:table-cell>
          <table:table-cell office:value-type="string">
            <text:p>జ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h</text:p>
          </table:table-cell>
          <table:table-cell office:value-type="string">
            <text:p>ఝ్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i</text:p>
          </table:table-cell>
          <table:table-cell office:value-type="string">
            <text:p>జ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e</text:p>
          </table:table-cell>
          <table:table-cell office:value-type="string">
            <text:p>జ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ē</text:p>
          </table:table-cell>
          <table:table-cell office:value-type="string">
            <text:p>ధ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జ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ā</text:p>
          </table:table-cell>
          <table:table-cell office:value-type="string">
            <text:p>వ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చ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ī</text:p>
          </table:table-cell>
          <table:table-cell office:value-type="string">
            <text:p>ధ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ō</text:p>
          </table:table-cell>
          <table:table-cell office:value-type="string">
            <text:p>ఫ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౫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hē</text:p>
          </table:table-cell>
          <table:table-cell office:value-type="string">
            <text:p>ఢ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ē</text:p>
          </table:table-cell>
          <table:table-cell office:value-type="string">
            <text:p>వ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ū</text:p>
          </table:table-cell>
          <table:table-cell office:value-type="string">
            <text:p>థ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ē</text:p>
          </table:table-cell>
          <table:table-cell office:value-type="string">
            <text:p>డ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i</text:p>
          </table:table-cell>
          <table:table-cell office:value-type="string">
            <text:p>చ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string">
            <text:p>ఛ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o</text:p>
          </table:table-cell>
          <table:table-cell office:value-type="string">
            <text:p>చ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ī</text:p>
          </table:table-cell>
          <table:table-cell office:value-type="string">
            <text:p>ద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చ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e</text:p>
          </table:table-cell>
          <table:table-cell office:value-type="string">
            <text:p>చ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ga</text:p>
          </table:table-cell>
          <table:table-cell office:value-type="string">
            <text:p>్గ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cu</text:p>
          </table:table-cell>
          <table:table-cell office:value-type="string">
            <text:p>చ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la</text:p>
          </table:table-cell>
          <table:table-cell office:value-type="string">
            <text:p>్ల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u</text:p>
          </table:table-cell>
          <table:table-cell office:value-type="string">
            <text:p>ప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au</text:p>
          </table:table-cell>
          <table:table-cell office:value-type="string">
            <text:p>యౌ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śa</text:p>
          </table:table-cell>
          <table:table-cell office:value-type="string">
            <text:p>్శ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ā</text:p>
          </table:table-cell>
          <table:table-cell office:value-type="string">
            <text:p>ద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ప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o</text:p>
          </table:table-cell>
          <table:table-cell office:value-type="string">
            <text:p>ప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ū</text:p>
          </table:table-cell>
          <table:table-cell office:value-type="string">
            <text:p>ద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au</text:p>
          </table:table-cell>
          <table:table-cell office:value-type="string">
            <text:p>గ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ā</text:p>
          </table:table-cell>
          <table:table-cell office:value-type="string">
            <text:p>డ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ō</text:p>
          </table:table-cell>
          <table:table-cell office:value-type="string">
            <text:p>ద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౦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న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e</text:p>
          </table:table-cell>
          <table:table-cell office:value-type="string">
            <text:p>డ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a</text:p>
          </table:table-cell>
          <table:table-cell office:value-type="string">
            <text:p>వ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ă</text:p>
          </table:table-cell>
          <table:table-cell office:value-type="string">
            <text:p>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a</text:p>
          </table:table-cell>
          <table:table-cell office:value-type="string">
            <text:p>డ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e</text:p>
          </table:table-cell>
          <table:table-cell office:value-type="string">
            <text:p>వ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i</text:p>
          </table:table-cell>
          <table:table-cell office:value-type="string">
            <text:p>వ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o</text:p>
          </table:table-cell>
          <table:table-cell office:value-type="string">
            <text:p>డ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</text:p>
          </table:table-cell>
          <table:table-cell office:value-type="string">
            <text:p>డ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o</text:p>
          </table:table-cell>
          <table:table-cell office:value-type="string">
            <text:p>వ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u</text:p>
          </table:table-cell>
          <table:table-cell office:value-type="string">
            <text:p>డ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ē</text:p>
          </table:table-cell>
          <table:table-cell office:value-type="string">
            <text:p>ఏ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vu</text:p>
          </table:table-cell>
          <table:table-cell office:value-type="string">
            <text:p>వ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ī</text:p>
          </table:table-cell>
          <table:table-cell office:value-type="string">
            <text:p>జ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o</text:p>
          </table:table-cell>
          <table:table-cell office:value-type="string">
            <text:p>ధ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au</text:p>
          </table:table-cell>
          <table:table-cell office:value-type="string">
            <text:p>ప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i</text:p>
          </table:table-cell>
          <table:table-cell office:value-type="string">
            <text:p>ధ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e</text:p>
          </table:table-cell>
          <table:table-cell office:value-type="string">
            <text:p>ధ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a</text:p>
          </table:table-cell>
          <table:table-cell office:value-type="string">
            <text:p>ధ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ē</text:p>
          </table:table-cell>
          <table:table-cell office:value-type="string">
            <text:p>జ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ḷē</text:p>
          </table:table-cell>
          <table:table-cell office:value-type="string">
            <text:p>ళ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u</text:p>
          </table:table-cell>
          <table:table-cell office:value-type="string">
            <text:p>ధ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ā</text:p>
          </table:table-cell>
          <table:table-cell office:value-type="string">
            <text:p>జ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oublequote</text:p>
          </table:table-cell>
          <table:table-cell office:value-type="string">
            <text:p>dq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o</text:p>
          </table:table-cell>
          <table:table-cell office:value-type="string">
            <text:p>ఫ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a</text:p>
          </table:table-cell>
          <table:table-cell office:value-type="string">
            <text:p>ఫ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ū</text:p>
          </table:table-cell>
          <table:table-cell office:value-type="string">
            <text:p>జ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phu</text:p>
          </table:table-cell>
          <table:table-cell office:value-type="string">
            <text:p>ఫ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ఇ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u</text:p>
          </table:table-cell>
          <table:table-cell office:value-type="string">
            <text:p>థ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</text:p>
          </table:table-cell>
          <table:table-cell office:value-type="string">
            <text:p>ట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o</text:p>
          </table:table-cell>
          <table:table-cell office:value-type="string">
            <text:p>థ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ō</text:p>
          </table:table-cell>
          <table:table-cell office:value-type="string">
            <text:p>జ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i</text:p>
          </table:table-cell>
          <table:table-cell office:value-type="string">
            <text:p>థ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య్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e</text:p>
          </table:table-cell>
          <table:table-cell office:value-type="string">
            <text:p>థ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ha</text:p>
          </table:table-cell>
          <table:table-cell office:value-type="string">
            <text:p>థ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ū</text:p>
          </table:table-cell>
          <table:table-cell office:value-type="string">
            <text:p>ష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tha</text:p>
          </table:table-cell>
          <table:table-cell office:value-type="string">
            <text:p>్థ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ā</text:p>
          </table:table-cell>
          <table:table-cell office:value-type="string">
            <text:p>ట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ē</text:p>
          </table:table-cell>
          <table:table-cell office:value-type="string">
            <text:p>ట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ka</text:p>
          </table:table-cell>
          <table:table-cell office:value-type="string">
            <text:p>్క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ra1</text:p>
          </table:table-cell>
          <table:table-cell office:value-type="string">
            <text:p>్ర౧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ra2</text:p>
          </table:table-cell>
          <table:table-cell office:value-type="string">
            <text:p>్ర౩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pu</text:p>
          </table:table-cell>
          <table:table-cell office:value-type="string">
            <text:p>్ప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ō</text:p>
          </table:table-cell>
          <table:table-cell office:value-type="string">
            <text:p>ష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ī</text:p>
          </table:table-cell>
          <table:table-cell office:value-type="string">
            <text:p>ట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pa</text:p>
          </table:table-cell>
          <table:table-cell office:value-type="string">
            <text:p>్ప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hau</text:p>
          </table:table-cell>
          <table:table-cell office:value-type="string">
            <text:p>ధ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ā</text:p>
          </table:table-cell>
          <table:table-cell office:value-type="string">
            <text:p>హ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au</text:p>
          </table:table-cell>
          <table:table-cell office:value-type="string">
            <text:p>హ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ḍha</text:p>
          </table:table-cell>
          <table:table-cell office:value-type="string">
            <text:p>్ఢ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ō</text:p>
          </table:table-cell>
          <table:table-cell office:value-type="string">
            <text:p>ట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ya</text:p>
          </table:table-cell>
          <table:table-cell office:value-type="string">
            <text:p>్య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ē</text:p>
          </table:table-cell>
          <table:table-cell office:value-type="string">
            <text:p>బ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ī</text:p>
          </table:table-cell>
          <table:table-cell office:value-type="string">
            <text:p>డ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ū</text:p>
          </table:table-cell>
          <table:table-cell office:value-type="string">
            <text:p>హ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jha</text:p>
          </table:table-cell>
          <table:table-cell office:value-type="string">
            <text:p>్ఝ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u</text:p>
          </table:table-cell>
          <table:table-cell office:value-type="string">
            <text:p>ణు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ḍau</text:p>
          </table:table-cell>
          <table:table-cell office:value-type="string">
            <text:p>డ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ద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ā</text:p>
          </table:table-cell>
          <table:table-cell office:value-type="string">
            <text:p>ష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౬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ū</text:p>
          </table:table-cell>
          <table:table-cell office:value-type="string">
            <text:p>ట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e</text:p>
          </table:table-cell>
          <table:table-cell office:value-type="string">
            <text:p>ణె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త్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a</text:p>
          </table:table-cell>
          <table:table-cell office:value-type="string">
            <text:p>ణ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ō</text:p>
          </table:table-cell>
          <table:table-cell office:value-type="string">
            <text:p>హ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o</text:p>
          </table:table-cell>
          <table:table-cell office:value-type="string">
            <text:p>ణొ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i</text:p>
          </table:table-cell>
          <table:table-cell office:value-type="string">
            <text:p>ణి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ō</text:p>
          </table:table-cell>
          <table:table-cell office:value-type="string">
            <text:p>న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ū</text:p>
          </table:table-cell>
          <table:table-cell office:value-type="string">
            <text:p>ఖ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ū</text:p>
          </table:table-cell>
          <table:table-cell office:value-type="string">
            <text:p>న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ō</text:p>
          </table:table-cell>
          <table:table-cell office:value-type="string">
            <text:p>ఖో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బ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బ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ā</text:p>
          </table:table-cell>
          <table:table-cell office:value-type="string">
            <text:p>న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ba</text:p>
          </table:table-cell>
          <table:table-cell office:value-type="string">
            <text:p>్బ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h</text:p>
          </table:table-cell>
          <table:table-cell office:value-type="string">
            <text:p>భ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i</text:p>
          </table:table-cell>
          <table:table-cell office:value-type="string">
            <text:p>బ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u</text:p>
          </table:table-cell>
          <table:table-cell office:value-type="string">
            <text:p>బ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ī</text:p>
          </table:table-cell>
          <table:table-cell office:value-type="string">
            <text:p>ఖీ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ē</text:p>
          </table:table-cell>
          <table:table-cell office:value-type="string">
            <text:p>న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_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ī</text:p>
          </table:table-cell>
          <table:table-cell office:value-type="string">
            <text:p>ఠ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ī</text:p>
          </table:table-cell>
          <table:table-cell office:value-type="string">
            <text:p>న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॥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bha</text:p>
          </table:table-cell>
          <table:table-cell office:value-type="string">
            <text:p>్భ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ē</text:p>
          </table:table-cell>
          <table:table-cell office:value-type="string">
            <text:p>ఖ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ṅa</text:p>
          </table:table-cell>
          <table:table-cell office:value-type="string">
            <text:p>్ఙ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ā</text:p>
          </table:table-cell>
          <table:table-cell office:value-type="string">
            <text:p>ఖ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ē</text:p>
          </table:table-cell>
          <table:table-cell office:value-type="string">
            <text:p>ణే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a</text:p>
          </table:table-cell>
          <table:table-cell office:value-type="string">
            <text:p>ష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ā</text:p>
          </table:table-cell>
          <table:table-cell office:value-type="string">
            <text:p>కా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ghau</text:p>
          </table:table-cell>
          <table:table-cell office:value-type="string">
            <text:p>ఘ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pha</text:p>
          </table:table-cell>
          <table:table-cell office:value-type="string">
            <text:p>్ఫ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ā</text:p>
          </table:table-cell>
          <table:table-cell office:value-type="string">
            <text:p>ణా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u</text:p>
          </table:table-cell>
          <table:table-cell office:value-type="string">
            <text:p>ష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ṭha</text:p>
          </table:table-cell>
          <table:table-cell office:value-type="string">
            <text:p>్ఠ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question</text:p>
          </table:table-cell>
          <table:table-cell office:value-type="string">
            <text:p>?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ī</text:p>
          </table:table-cell>
          <table:table-cell office:value-type="string">
            <text:p>ణీ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ta</text:p>
          </table:table-cell>
          <table:table-cell office:value-type="string">
            <text:p>్త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tū</text:p>
          </table:table-cell>
          <table:table-cell office:value-type="string">
            <text:p>తూ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హ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singlequote</text:p>
          </table:table-cell>
          <table:table-cell office:value-type="string">
            <text:p>sq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o</text:p>
          </table:table-cell>
          <table:table-cell office:value-type="string">
            <text:p>హ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ō</text:p>
          </table:table-cell>
          <table:table-cell office:value-type="string">
            <text:p>ణో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ha</text:p>
          </table:table-cell>
          <table:table-cell office:value-type="string">
            <text:p>హ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e</text:p>
          </table:table-cell>
          <table:table-cell office:value-type="string">
            <text:p>ట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a</text:p>
          </table:table-cell>
          <table:table-cell office:value-type="string">
            <text:p>ట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।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o</text:p>
          </table:table-cell>
          <table:table-cell office:value-type="string">
            <text:p>టొ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జ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i</text:p>
          </table:table-cell>
          <table:table-cell office:value-type="string">
            <text:p>ట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h</text:p>
          </table:table-cell>
          <table:table-cell office:value-type="string">
            <text:p>ఠ్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ṣau</text:p>
          </table:table-cell>
          <table:table-cell office:value-type="string">
            <text:p>ష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dē</text:p>
          </table:table-cell>
          <table:table-cell office:value-type="string">
            <text:p>దే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ṭu</text:p>
          </table:table-cell>
          <table:table-cell office:value-type="string">
            <text:p>ట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ṇū</text:p>
          </table:table-cell>
          <table:table-cell office:value-type="string">
            <text:p>ణూ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ai</text:p>
          </table:table-cell>
          <table:table-cell office:value-type="string">
            <text:p>ఐ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o</text:p>
          </table:table-cell>
          <table:table-cell office:value-type="string">
            <text:p>కొ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ai</text:p>
          </table:table-cell>
          <table:table-cell office:value-type="string">
            <text:p>ై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u</text:p>
          </table:table-cell>
          <table:table-cell office:value-type="string">
            <text:p>ఖు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ī</text:p>
          </table:table-cell>
          <table:table-cell office:value-type="string">
            <text:p>బీ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i</text:p>
          </table:table-cell>
          <table:table-cell office:value-type="string">
            <text:p>ఖి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au</text:p>
          </table:table-cell>
          <table:table-cell office:value-type="string">
            <text:p>ఔ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a</text:p>
          </table:table-cell>
          <table:table-cell office:value-type="string">
            <text:p>ఖ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khe</text:p>
          </table:table-cell>
          <table:table-cell office:value-type="string">
            <text:p>ఖె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i</text:p>
          </table:table-cell>
          <table:table-cell office:value-type="string">
            <text:p>ని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ā</text:p>
          </table:table-cell>
          <table:table-cell office:value-type="string">
            <text:p>బా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నొ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a</text:p>
          </table:table-cell>
          <table:table-cell office:value-type="string">
            <text:p>న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e</text:p>
          </table:table-cell>
          <table:table-cell office:value-type="string">
            <text:p>నె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au</text:p>
          </table:table-cell>
          <table:table-cell office:value-type="string">
            <text:p>నౌ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+r̥̄</text:p>
          </table:table-cell>
          <table:table-cell office:value-type="string">
            <text:p>ౄ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ఽ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nu</text:p>
          </table:table-cell>
          <table:table-cell office:value-type="string">
            <text:p>ను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ṁ</text:p>
          </table:table-cell>
          <table:table-cell office:value-type="string">
            <text:p>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ṟē</text:p>
          </table:table-cell>
          <table:table-cell office:value-type="string">
            <text:p>ఱే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bū</text:p>
          </table:table-cell>
          <table:table-cell office:value-type="string">
            <text:p>బూ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openparen</text:p>
          </table:table-cell>
          <table:table-cell office:value-type="string">
            <text:p>(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ఎ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bō</text:p>
          </table:table-cell>
          <table:table-cell table:style-name="ce1" office:value-type="string">
            <text:p>బో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table:number-columns-repeated="2" table:style-name="ce1" office:value-type="string">
            <text:p>౭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ఉ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#ONs</text:p>
          </table:table-cell>
          <table:table-cell office:value-type="string">
            <text:p>_</text:p>
          </table:table-cell>
          <table:table-cell table:style-name="ce4" office:value-type="float" office:value="102">
            <text:p>102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47">
            <text:p>147</text:p>
          </table:table-cell>
          <table:table-cell table:style-name="ce11" office:value-type="float" office:value="270">
            <text:p>27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379">
            <text:p>379</text:p>
          </table:table-cell>
          <table:table-cell table:style-name="ce7" office:value-type="float" office:value="45">
            <text:p>45</text:p>
          </table:table-cell>
          <table:table-cell table:style-name="ce4" office:value-type="float" office:value="366">
            <text:p>366</text:p>
          </table:table-cell>
          <table:table-cell table:style-name="ce7" office:value-type="float" office:value="257">
            <text:p>257</text:p>
          </table:table-cell>
          <table:table-cell table:style-name="ce7" office:value-type="float" office:value="104">
            <text:p>104</text:p>
          </table:table-cell>
          <table:table-cell table:style-name="ce11" office:value-type="float" office:value="203">
            <text:p>203</text:p>
          </table:table-cell>
          <table:table-cell table:style-name="ce7" office:value-type="float" office:value="297">
            <text:p>297</text:p>
          </table:table-cell>
          <table:table-cell table:style-name="ce7" office:value-type="float" office:value="396">
            <text:p>396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64">
            <text:p>64</text:p>
          </table:table-cell>
          <table:table-cell table:style-name="ce4" office:value-type="float" office:value="123">
            <text:p>123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304">
            <text:p>304</text:p>
          </table:table-cell>
          <table:table-cell table:style-name="ce11" office:value-type="float" office:value="206">
            <text:p>206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39">
            <text:p>39</text:p>
          </table:table-cell>
          <table:table-cell table:style-name="ce15" office:value-type="float" office:value="89">
            <text:p>89</text:p>
          </table:table-cell>
          <table:table-cell table:number-columns-repeated="2" table:style-name="ce7" office:value-type="float" office:value="16">
            <text:p>16</text:p>
          </table:table-cell>
          <table:table-cell table:style-name="ce7" office:value-type="float" office:value="60">
            <text:p>60</text:p>
          </table:table-cell>
          <table:table-cell table:style-name="ce4" office:value-type="float" office:value="196">
            <text:p>196</text:p>
          </table:table-cell>
          <table:table-cell table:style-name="ce7" office:value-type="float" office:value="252">
            <text:p>252</text:p>
          </table:table-cell>
          <table:table-cell table:style-name="ce7" office:value-type="float" office:value="229">
            <text:p>229</text:p>
          </table:table-cell>
          <table:table-cell table:style-name="ce11" office:value-type="float" office:value="113">
            <text:p>113</text:p>
          </table:table-cell>
          <table:table-cell table:style-name="ce7" office:value-type="float" office:value="56">
            <text:p>56</text:p>
          </table:table-cell>
          <table:table-cell table:number-columns-repeated="2" table:style-name="ce7" office:value-type="float" office:value="87">
            <text:p>87</text:p>
          </table:table-cell>
          <table:table-cell table:style-name="ce7" office:value-type="float" office:value="168">
            <text:p>168</text:p>
          </table:table-cell>
          <table:table-cell table:style-name="ce4" office:value-type="float" office:value="43">
            <text:p>43</text:p>
          </table:table-cell>
          <table:table-cell table:style-name="ce11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102">
            <text:p>102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11" office:value-type="float" office:value="31">
            <text:p>31</text:p>
          </table:table-cell>
          <table:table-cell table:number-columns-repeated="2" table:style-name="ce7" office:value-type="float" office:value="26">
            <text:p>26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2">
            <text:p>12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16">
            <text:p>16</text:p>
          </table:table-cell>
          <table:table-cell table:style-name="ce11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15" office:value-type="float" office:value="35">
            <text:p>3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office:value-type="string">
            <text:p>#Val</text:p>
          </table:table-cell>
          <table:table-cell office:value-type="string">
            <text:p>_</text:p>
          </table:table-cell>
          <table:table-cell table:style-name="ce5" office:value-type="float" office:value="0.0170687128500576">
            <text:p>0.0170687129</text:p>
          </table:table-cell>
          <table:table-cell table:style-name="ce8" office:value-type="float" office:value="0.01713275049511">
            <text:p>0.0171327505</text:p>
          </table:table-cell>
          <table:table-cell table:style-name="ce8" office:value-type="float" office:value="0.0175447592394531">
            <text:p>0.0175447592</text:p>
          </table:table-cell>
          <table:table-cell table:style-name="ce12" office:value-type="float" office:value="0.0177482001866318">
            <text:p>0.0177482002</text:p>
          </table:table-cell>
          <table:table-cell table:style-name="ce8" office:value-type="float" office:value="0.0147134214554316">
            <text:p>0.0147134215</text:p>
          </table:table-cell>
          <table:table-cell table:style-name="ce8" office:value-type="float" office:value="0.0161138682046571">
            <text:p>0.0161138682</text:p>
          </table:table-cell>
          <table:table-cell table:style-name="ce8" office:value-type="float" office:value="0.0163364682882424">
            <text:p>0.0163364683</text:p>
          </table:table-cell>
          <table:table-cell table:style-name="ce8" office:value-type="float" office:value="0.0157094119339399">
            <text:p>0.0157094119</text:p>
          </table:table-cell>
          <table:table-cell table:style-name="ce5" office:value-type="float" office:value="0.0165250836982247">
            <text:p>0.0165250837</text:p>
          </table:table-cell>
          <table:table-cell table:style-name="ce8" office:value-type="float" office:value="0.0178120449495255">
            <text:p>0.0178120449</text:p>
          </table:table-cell>
          <table:table-cell table:style-name="ce8" office:value-type="float" office:value="0.0172041605574357">
            <text:p>0.0172041606</text:p>
          </table:table-cell>
          <table:table-cell table:style-name="ce12" office:value-type="float" office:value="0.0178104468165656">
            <text:p>0.0178104468</text:p>
          </table:table-cell>
          <table:table-cell table:style-name="ce8" office:value-type="float" office:value="0.0175701986943472">
            <text:p>0.0175701987</text:p>
          </table:table-cell>
          <table:table-cell table:style-name="ce8" office:value-type="float" office:value="0.0158046195474231">
            <text:p>0.0158046195</text:p>
          </table:table-cell>
          <table:table-cell table:style-name="ce8" office:value-type="float" office:value="0.0168860462018588">
            <text:p>0.0168860462</text:p>
          </table:table-cell>
          <table:table-cell table:style-name="ce8" office:value-type="float" office:value="0.01619467841083">
            <text:p>0.0161946784</text:p>
          </table:table-cell>
          <table:table-cell table:style-name="ce5" office:value-type="float" office:value="0.0173368765717878">
            <text:p>0.0173368766</text:p>
          </table:table-cell>
          <table:table-cell table:style-name="ce8" office:value-type="float" office:value="0.017719511140663">
            <text:p>0.0177195111</text:p>
          </table:table-cell>
          <table:table-cell table:style-name="ce8" office:value-type="float" office:value="0.0168947598437258">
            <text:p>0.0168947598</text:p>
          </table:table-cell>
          <table:table-cell table:style-name="ce8" office:value-type="float" office:value="0.0174957837838213">
            <text:p>0.0174957838</text:p>
          </table:table-cell>
          <table:table-cell table:style-name="ce12" office:value-type="float" office:value="0.0178465953882588">
            <text:p>0.0178465954</text:p>
          </table:table-cell>
          <table:table-cell table:style-name="ce8" office:value-type="float" office:value="0.0164021623028497">
            <text:p>0.0164021623</text:p>
          </table:table-cell>
          <table:table-cell table:style-name="ce8" office:value-type="float" office:value="0.0102512940063293">
            <text:p>0.010251294</text:p>
          </table:table-cell>
          <table:table-cell table:style-name="ce8" office:value-type="float" office:value="0.0167795856524911">
            <text:p>0.0167795857</text:p>
          </table:table-cell>
          <table:table-cell table:style-name="ce8" office:value-type="float" office:value="0.0155047305144867">
            <text:p>0.0155047305</text:p>
          </table:table-cell>
          <table:table-cell table:style-name="ce16" office:value-type="float" office:value="0.0171204356151809">
            <text:p>0.0171204356</text:p>
          </table:table-cell>
          <table:table-cell table:style-name="ce8" office:value-type="float" office:value="0.0137609014426402">
            <text:p>0.0137609014</text:p>
          </table:table-cell>
          <table:table-cell table:style-name="ce8" office:value-type="float" office:value="0.0137232659587276">
            <text:p>0.013723266</text:p>
          </table:table-cell>
          <table:table-cell table:style-name="ce8" office:value-type="float" office:value="0.0164108461763802">
            <text:p>0.0164108462</text:p>
          </table:table-cell>
          <table:table-cell table:style-name="ce5" office:value-type="float" office:value="0.0178811398031742">
            <text:p>0.0178811398</text:p>
          </table:table-cell>
          <table:table-cell table:style-name="ce8" office:value-type="float" office:value="0.0178915300323937">
            <text:p>0.01789153</text:p>
          </table:table-cell>
          <table:table-cell table:style-name="ce8" office:value-type="float" office:value="0.0178907313030226">
            <text:p>0.0178907313</text:p>
          </table:table-cell>
          <table:table-cell table:style-name="ce12" office:value-type="float" office:value="0.0173249129917247">
            <text:p>0.017324913</text:p>
          </table:table-cell>
          <table:table-cell table:style-name="ce8" office:value-type="float" office:value="0.016296610946006">
            <text:p>0.0162966109</text:p>
          </table:table-cell>
          <table:table-cell table:style-name="ce8" office:value-type="float" office:value="0.0170566667645077">
            <text:p>0.0170566668</text:p>
          </table:table-cell>
          <table:table-cell table:style-name="ce8" office:value-type="float" office:value="0.0169098999645995">
            <text:p>0.0169099</text:p>
          </table:table-cell>
          <table:table-cell table:style-name="ce8" office:value-type="float" office:value="0.0177946140842591">
            <text:p>0.0177946141</text:p>
          </table:table-cell>
          <table:table-cell table:style-name="ce5" office:value-type="float" office:value="0.015741890469488">
            <text:p>0.0157418905</text:p>
          </table:table-cell>
          <table:table-cell table:style-name="ce12" office:value-type="float" office:value="0.0135522083424044">
            <text:p>0.0135522083</text:p>
          </table:table-cell>
          <table:table-cell table:style-name="ce8" office:value-type="float" office:value="0.0154636060834018">
            <text:p>0.0154636061</text:p>
          </table:table-cell>
          <table:table-cell table:style-name="ce8" office:value-type="float" office:value="0.015489509578416">
            <text:p>0.0154895096</text:p>
          </table:table-cell>
          <table:table-cell table:style-name="ce8" office:value-type="float" office:value="0.0175580605507023">
            <text:p>0.0175580606</text:p>
          </table:table-cell>
          <table:table-cell table:style-name="ce8" office:value-type="float" office:value="0.0171804437141254">
            <text:p>0.0171804437</text:p>
          </table:table-cell>
          <table:table-cell table:style-name="ce5" office:value-type="float" office:value="0.0130583140181201">
            <text:p>0.013058314</text:p>
          </table:table-cell>
          <table:table-cell table:style-name="ce8" office:value-type="float" office:value="0.0131351701796233">
            <text:p>0.0131351702</text:p>
          </table:table-cell>
          <table:table-cell table:style-name="ce8" office:value-type="float" office:value="0.0131863623470837">
            <text:p>0.0131863623</text:p>
          </table:table-cell>
          <table:table-cell table:style-name="ce12" office:value-type="float" office:value="0.0140704944519354">
            <text:p>0.0140704945</text:p>
          </table:table-cell>
          <table:table-cell table:style-name="ce8" office:value-type="float" office:value="0.014172909560912">
            <text:p>0.0141729096</text:p>
          </table:table-cell>
          <table:table-cell table:style-name="ce8" office:value-type="float" office:value="0.0141624817905153">
            <text:p>0.0141624818</text:p>
          </table:table-cell>
          <table:table-cell table:style-name="ce8" office:value-type="float" office:value="0.0136587431980759">
            <text:p>0.0136587432</text:p>
          </table:table-cell>
          <table:table-cell table:style-name="ce8" office:value-type="float" office:value="0.0123233378450063">
            <text:p>0.0123233378</text:p>
          </table:table-cell>
          <table:table-cell table:style-name="ce5" office:value-type="float" office:value="0.0128177380249866">
            <text:p>0.012817738</text:p>
          </table:table-cell>
          <table:table-cell table:style-name="ce8" office:value-type="float" office:value="0.0125578827191054">
            <text:p>0.0125578827</text:p>
          </table:table-cell>
          <table:table-cell table:style-name="ce8" office:value-type="float" office:value="0.00965506649531988">
            <text:p>0.0096550665</text:p>
          </table:table-cell>
          <table:table-cell table:style-name="ce12" office:value-type="float" office:value="0.0111387601565682">
            <text:p>0.0111387602</text:p>
          </table:table-cell>
          <table:table-cell table:style-name="ce8" office:value-type="float" office:value="0.0127003680646211">
            <text:p>0.0127003681</text:p>
          </table:table-cell>
          <table:table-cell table:style-name="ce8" office:value-type="float" office:value="0.0130258760490072">
            <text:p>0.013025876</text:p>
          </table:table-cell>
          <table:table-cell table:style-name="ce8" office:value-type="float" office:value="0.00971454415338365">
            <text:p>0.0097145442</text:p>
          </table:table-cell>
          <table:table-cell table:style-name="ce8" office:value-type="float" office:value="0.0101324682067203">
            <text:p>0.0101324682</text:p>
          </table:table-cell>
          <table:table-cell table:style-name="ce5" office:value-type="float" office:value="0.0116664321907339">
            <text:p>0.0116664322</text:p>
          </table:table-cell>
          <table:table-cell table:style-name="ce8" office:value-type="float" office:value="0.0126354338938754">
            <text:p>0.0126354339</text:p>
          </table:table-cell>
          <table:table-cell table:style-name="ce12" office:value-type="float" office:value="0.0106950893809901">
            <text:p>0.0106950894</text:p>
          </table:table-cell>
          <table:table-cell table:style-name="ce8" office:value-type="float" office:value="0.0115459153712745">
            <text:p>0.0115459154</text:p>
          </table:table-cell>
          <table:table-cell table:style-name="ce8" office:value-type="float" office:value="0.0105710061767708">
            <text:p>0.0105710062</text:p>
          </table:table-cell>
          <table:table-cell table:style-name="ce16" office:value-type="float" office:value="0.015064475853207">
            <text:p>0.0150644759</text:p>
          </table:table-cell>
          <table:table-cell table:style-name="ce8" office:value-type="float" office:value="0.00856810390585552">
            <text:p>0.0085681039</text:p>
          </table:table-cell>
          <table:table-cell table:style-name="ce8" office:value-type="float" office:value="0.0102895814110065">
            <text:p>0.0102895814</text:p>
          </table:table-cell>
        </table:table-row>
        <table:table-row table:style-name="ro1" table:number-rows-repeated="1048110">
          <table:table-cell table:number-columns-repeated="69"/>
        </table:table-row>
        <table:table-row table:style-name="ro3">
          <table:table-cell table:number-columns-repeated="69"/>
        </table:table-row>
        <table:table-row table:style-name="ro3">
          <table:table-cell table:number-columns-repeated="69"/>
        </table:table-row>
      </table:table>
      <table:named-expressions/>
      <table:database-ranges>
        <table:database-range table:name="__Anonymous_Sheet_DB__0" table:target-range-address="Sheet1.A1:Sheet1.BQ46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ode2000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c2300"/>
    </style:style>
    <style:style style:name="Untitled2" style:family="table-cell" style:parent-style-name="Default">
      <style:table-cell-properties fo:background-color="#0000ff"/>
    </style:style>
    <style:style style:name="Untitled3" style:family="table-cell" style:parent-style-name="Default">
      <style:table-cell-properties fo:background-color="#23ff23"/>
    </style:style>
    <style:style style:name="Untitled4" style:family="table-cell" style:parent-style-name="Default">
      <style:table-cell-properties fo:background-color="#3deb3d"/>
    </style:style>
    <style:style style:name="Untitled5" style:family="table-cell" style:parent-style-name="Default">
      <style:table-cell-properties fo:background-color="#94bd5e"/>
    </style:style>
    <style:style style:name="Untitled6" style:family="table-cell" style:parent-style-name="Default">
      <style:table-cell-properties fo:background-color="#355e00"/>
    </style:style>
    <style:style style:name="Untitled7" style:family="table-cell" style:parent-style-name="Default">
      <style:table-cell-properties fo:background-color="#999999"/>
    </style:style>
    <style:style style:name="Untitled8" style:family="table-cell" style:parent-style-name="Default">
      <style:table-cell-properties fo:background-color="#999999"/>
    </style:style>
    <style:style style:name="Untitled9" style:family="table-cell" style:parent-style-name="Default">
      <style:table-cell-properties fo:background-color="#cccccc"/>
    </style:style>
    <style:style style:name="Untitled10" style:family="table-cell" style:parent-style-name="Default">
      <style:table-cell-properties fo:background-color="#ffffcc"/>
    </style:style>
    <style:style style:name="Untitled11" style:family="table-cell" style:parent-style-name="Default">
      <style:table-cell-properties fo:background-color="#e6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1T16:33:57</dc:date>
    <dc:creator>raka </dc:creator>
    <meta:generator>LibreOffice/3.5$Linux_X86_64 LibreOffice_project/350m1$Build-2</meta:generator>
    <meta:editing-duration>PT13M39S</meta:editing-duration>
    <meta:editing-cycles>4</meta:editing-cycles>
    <meta:document-statistic meta:table-count="1" meta:cell-count="32015" meta:object-count="0"/>
  </office:meta>
</office:document-meta>
</file>